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14d45d" officeooo:paragraph-rsid="0014d45d" style:font-size-asian="17.5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d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/>int a[20][20],p,b[20][20],m,n,i,j;</text:p>
      <text:p text:style-name="Standard"><text:s/>printf("Enter the order of matrix");</text:p>
      <text:p text:style-name="Standard"><text:s/>scanf("%d%d",&amp;m,&amp;n);</text:p>
      <text:p text:style-name="Standard"><text:s/>printf("Enter the elements of the matrix=");</text:p>
      <text:p text:style-name="Standard"><text:s/>for(i=0;i&lt;m;i++)</text:p>
      <text:p text:style-name="Standard"><text:s/>{</text:p>
      <text:p text:style-name="Standard"><text:s text:c="2"/>for(j=0;j&lt;n;j++)</text:p>
      <text:p text:style-name="Standard"><text:s text:c="2"/>{</text:p>
      <text:p text:style-name="Standard"><text:s text:c="3"/>scanf("%d",&amp;a[i][j]);</text:p>
      <text:p text:style-name="Standard"><text:s text:c="2"/>}</text:p>
      <text:p text:style-name="Standard"><text:s/>}</text:p>
      <text:p text:style-name="Standard"><text:s/>for(i=0;i&lt;m;i++)</text:p>
      <text:p text:style-name="Standard"><text:s/>{</text:p>
      <text:p text:style-name="Standard"><text:s text:c="2"/>for(j=0;j&lt;n;j++)</text:p>
      <text:p text:style-name="Standard"><text:s text:c="2"/>{</text:p>
      <text:p text:style-name="Standard"><text:s text:c="3"/>printf("%d\t",a[i][j]);</text:p>
      <text:p text:style-name="Standard"><text:s text:c="2"/>}</text:p>
      <text:p text:style-name="Standard"><text:s text:c="2"/>printf("\n");</text:p>
      <text:p text:style-name="Standard"><text:s/>}</text:p>
      <text:p text:style-name="Standard"><text:s/>b[0][0]=m;</text:p>
      <text:p text:style-name="Standard"><text:s/>//printf("%d",b[0][0]);</text:p>
      <text:p text:style-name="Standard"><text:s/>b[0][1]=n;</text:p>
      <text:p text:style-name="Standard"><text:s/>p=1;</text:p>
      <text:p text:style-name="Standard"><text:s/>for(i=0;i&lt;m;i++)</text:p>
      <text:p text:style-name="Standard"><text:s/>{</text:p>
      <text:p text:style-name="Standard"><text:s text:c="2"/>for(j=0;j&lt;n;j++)</text:p>
      <text:p text:style-name="Standard"><text:s text:c="2"/>{</text:p>
      <text:p text:style-name="Standard"><text:s text:c="3"/>if(a[i][j]!=0)</text:p>
      <text:p text:style-name="Standard"><text:s text:c="3"/>{</text:p>
      <text:p text:style-name="Standard"><text:s text:c="4"/>b[p][0]=i;</text:p>
      <text:p text:style-name="Standard"><text:s text:c="4"/>b[p][1]=j;</text:p>
      <text:p text:style-name="Standard"><text:s text:c="4"/>b[p][2]=a[i][j];</text:p>
      <text:p text:style-name="Standard"><text:s text:c="4"/>p++;</text:p>
      <text:p text:style-name="Standard"><text:s text:c="3"/>}</text:p>
      <text:p text:style-name="Standard"><text:s text:c="2"/>}</text:p>
      <text:p text:style-name="Standard"><text:s text:c="2"/>}</text:p>
      <text:p text:style-name="Standard"><text:s text:c="2"/>b[0][2]=p-1;</text:p>
      <text:p text:style-name="Standard"><text:s text:c="2"/>printf("Sparse matrix rep<text:span text:style-name="T2">resentation</text:span>=\n");</text:p>
      <text:p text:style-name="Standard"><text:s text:c="2"/>for(i=0;i&lt;p;i++)</text:p>
      <text:p text:style-name="Standard"><text:s text:c="2"/>{</text:p>
      <text:p text:style-name="Standard"><text:s text:c="3"/>for(j=0;j&lt;3;j++)</text:p>
      <text:p text:style-name="Standard"><text:s text:c="3"/>{</text:p>
      <text:p text:style-name="Standard"><text:s text:c="4"/>printf("%d\t",b[i][j]);</text:p>
      <text:p text:style-name="Standard"><text:s text:c="3"/>}</text:p>
      <text:p text:style-name="Standard"><text:s text:c="3"/>printf("\n");</text:p>
      <text:p text:style-name="Standard"><text:s text:c="2"/>}</text:p>
      <text:p text:style-name="Standard"><text:soft-page-break/>}</text:p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14d45d" officeooo:paragraph-rsid="0014d45d" style:font-size-asian="17.5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1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PARSE MATRIX REPRESENTATION <text:s text:c="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04:37:18.391862513</meta:creation-date>
    <dc:date>2024-08-12T04:38:51.066184316</dc:date>
    <meta:editing-duration>PT1M33S</meta:editing-duration>
    <meta:editing-cycles>1</meta:editing-cycles>
    <meta:document-statistic meta:table-count="0" meta:image-count="0" meta:object-count="0" meta:page-count="2" meta:paragraph-count="53" meta:word-count="66" meta:character-count="687" meta:non-whitespace-character-count="571"/>
    <meta:generator>LibreOffice/7.3.7.2$Linux_X86_64 LibreOffice_project/30$Build-2</meta:generator>
  </office:meta>
</office:document-meta>
</file>